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pcode">
      <style:text-properties officeooo:paragraph-rsid="0059d784"/>
    </style:style>
    <style:style style:name="P2" style:family="paragraph" style:parent-style-name="lpcode">
      <style:text-properties officeooo:rsid="004dea2e"/>
    </style:style>
    <style:style style:name="P3" style:family="paragraph" style:parent-style-name="Standard">
      <style:text-properties fo:language="en" fo:country="US" officeooo:rsid="00177871" officeooo:paragraph-rsid="0040aea8"/>
    </style:style>
    <style:style style:name="P4" style:family="paragraph" style:parent-style-name="Standard">
      <style:text-properties fo:language="en" fo:country="US" officeooo:rsid="00177871" officeooo:paragraph-rsid="0045b2ea"/>
    </style:style>
    <style:style style:name="P5" style:family="paragraph" style:parent-style-name="Standard">
      <style:text-properties fo:language="en" fo:country="US" officeooo:rsid="0045b2ea" officeooo:paragraph-rsid="0045b2ea"/>
    </style:style>
    <style:style style:name="P6" style:family="paragraph" style:parent-style-name="Standard">
      <style:text-properties officeooo:paragraph-rsid="0040aea8"/>
    </style:style>
    <style:style style:name="P7" style:family="paragraph" style:parent-style-name="Standard">
      <style:text-properties officeooo:paragraph-rsid="0045b2ea"/>
    </style:style>
    <style:style style:name="P8" style:family="paragraph" style:parent-style-name="lpcode">
      <style:text-properties fo:language="en" fo:country="US" officeooo:rsid="0062e1e4" officeooo:paragraph-rsid="0062e1e4"/>
    </style:style>
    <style:style style:name="P9" style:family="paragraph" style:parent-style-name="Heading_20_1">
      <style:text-properties officeooo:rsid="00177871" officeooo:paragraph-rsid="001e7a8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e8b62"/>
    </style:style>
    <style:style style:name="T3" style:family="text">
      <style:text-properties fo:language="en" fo:country="US" officeooo:rsid="0040aea8"/>
    </style:style>
    <style:style style:name="T4" style:family="text">
      <style:text-properties fo:language="en" fo:country="US" officeooo:rsid="005bd752"/>
    </style:style>
    <style:style style:name="T5" style:family="text">
      <style:text-properties fo:language="en" fo:country="US" officeooo:rsid="005be956"/>
    </style:style>
    <style:style style:name="T6" style:family="text">
      <style:text-properties fo:language="en" fo:country="US" officeooo:rsid="0062e1e4"/>
    </style:style>
    <style:style style:name="T7" style:family="text">
      <style:text-properties fo:language="en" fo:country="US" officeooo:rsid="0066c869"/>
    </style:style>
    <style:style style:name="T8" style:family="text">
      <style:text-properties officeooo:rsid="0040aea8"/>
    </style:style>
    <style:style style:name="T9" style:family="text">
      <style:text-properties officeooo:rsid="005be95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62e1e4"/>
    </style:style>
    <style:style style:name="T12" style:family="text">
      <style:text-properties officeooo:rsid="00630c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2">More complex</text:span> example</text:h>
      <text:p text:style-name="P5">Standard C header guard [[cstd.hguard]] is:</text:p>
      <text:p text:style-name="lpcode">#ifndef _$<text:span text:style-name="T7">{</text:span>file<text:span text:style-name="T7">}</text:span>_H_</text:p>
      <text:p text:style-name="lpcode">#define _$<text:span text:style-name="T7">{</text:span>file<text:span text:style-name="T7">}</text:span>_H_</text:p>
      <text:p text:style-name="P4"><text:span text:style-name="T11">and end</text:span><text:span text:style-name="T12">s</text:span><text:span text:style-name="T11"> as usual with </text:span><text:span text:style-name="lpcode"><text:span text:style-name="T11">#endif</text:span></text:span><text:span text:style-name="T11">. </text:span><text:span text:style-name="T8">Let’s create dummy math. library [[file.math_h, mymath.h.</text:span><text:span text:style-name="T9">out</text:span><text:span text:style-name="T8">]] with function declarations:</text:span></text:p>
      <text:p text:style-name="lpcode">[[=cstd.hguard.<text:span text:style-name="T6">0</text:span>, file:MYMATH]]</text:p>
      <text:p text:style-name="P1">[[=decl.*, <text:span text:style-name="T1">end</text:span>:;, <text:span text:style-name="T4">join:</text:span><text:span text:style-name="T1">\n</text:span>]]</text:p>
      <text:p text:style-name="P8">[[=cstd.hguard.1]]</text:p>
      <text:p text:style-name="P7"><text:span text:style-name="T3">and it’s implementation module [[file.math_c, mymath.c.</text:span><text:span text:style-name="T5">out</text:span><text:span text:style-name="T3">]] with functions’ bodies:</text:span></text:p>
      <text:p text:style-name="P2">#include “mymath.h”</text:p>
      <text:p text:style-name="P2">[[=fn.*, join:\n]]</text:p>
      <text:p text:style-name="P3"><text:span text:style-name="T8">First, absolute value [[decl.abs]] is </text:span><text:span text:style-name="lpcode"><text:span text:style-name="T8">int abs(int x)</text:span></text:span><text:span text:style-name="T8"> and looks like [[fn.abs]]:</text:span></text:p>
      <text:p text:style-name="lpcode">[[=decl.abs]]</text:p>
      <text:p text:style-name="lpcode">{</text:p>
      <text:p text:style-name="lpcode"><text:tab/>if (x &lt; 0) return -x;</text:p>
      <text:p text:style-name="lpcode"><text:tab/>else return x;</text:p>
      <text:p text:style-name="lpcode">}</text:p>
      <text:p text:style-name="P3"><text:span text:style-name="T8">Then, max. value [[decl.max]] is </text:span><text:span text:style-name="lpcode"><text:span text:style-name="T8">int max(int a, int b)</text:span></text:span><text:span text:style-name="T8"> with implementation [[fn.max]]:</text:span></text:p>
      <text:p text:style-name="lpcode">[[=decl.max]]</text:p>
      <text:p text:style-name="lpcode">{</text:p>
      <text:p text:style-name="lpcode"><text:tab/><text:span text:style-name="T10">if</text:span> (a &gt; b) <text:span text:style-name="T10">return</text:span> a;</text:p>
      <text:p text:style-name="lpcode"><text:tab/><text:span text:style-name="T10">else</text:span> <text:span text:style-name="T10">return</text:span> b;</text:p>
      <text:p text:style-name="lpcode">}</text:p>
      <text:p text:style-name="P6"><text:span text:style-name="T3">Driver program [[file.main, main.c.</text:span><text:span text:style-name="T5">out</text:span><text:span text:style-name="T3">]] will look such:</text:span></text:p>
      <text:p text:style-name="lpcode">#include «mymath.h»</text:p>
      <text:p text:style-name="lpcode">void main() {</text:p>
      <text:p text:style-name="lpcode"><text:tab/>int m = max(5, 10);</text:p>
      <text:p text:style-name="lp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pcode" style:family="paragraph" style:default-outline-level="" style:list-style-name="" style:class="text" style:master-page-name="">
      <style:paragraph-properties fo:margin="100%" fo:margin-left="0.4cm" fo:margin-right="0.4cm" fo:margin-top="0cm" fo:margin-bottom="0cm" style:contextual-spacing="false" fo:text-indent="0cm" style:auto-text-indent="false" style:page-number="auto" fo:background-color="#94bd5e" fo:padding="0.199cm" fo:border-left="none" fo:border-right="none" fo:border-top="0.06pt solid #000000" fo:border-bottom="0.06pt solid #000000" style:shadow="none">
        <style:background-image/>
      </style:paragraph-properties>
      <style:text-properties style:font-name="Courier New" fo:font-size="10.5pt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lpcode" style:family="text">
      <style:text-properties style:font-name="Courier New" fo:font-size="10.5pt" fo:background-color="#94bd5e" style:font-size-asian="10.5pt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Untitled1" style:family="graphic" style:parent-style-name="Marginalia"/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0T19:48:46.29</meta:creation-date>
    <dc:date>2013-01-17T22:02:05.70</dc:date>
    <meta:editing-duration>PT7H44M32S</meta:editing-duration>
    <meta:editing-cycles>82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28" meta:word-count="115" meta:character-count="796" meta:non-whitespace-character-count="704"/>
  </office:meta>
</office:document-meta>
</file>